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9.445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9.60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orksheet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（ガサガサ・・・）</text:p>
          </table:table-cell>
          <table:table-cell office:value-type="string" table:style-name="ce1">
            <text:p>Meeting Tomocchi in the Lost Forest</text:p>
          </table:table-cell>
          <table:table-cell table:style-name="ce1"/>
          <table:table-cell office:value-type="string" table:style-name="ce1">
            <text:p>*rustle* *rustle*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待て、何かいるぞ・・・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Wait, something is over there..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う、うそ・・・盗賊団・・・！？</text:p>
          </table:table-cell>
          <table:table-cell table:style-name="ce3"/>
          <table:table-cell office:value-type="string" table:style-name="ce1">
            <text:p>Hamuko</text:p>
          </table:table-cell>
          <table:table-cell office:value-type="string" table:style-name="ce1">
            <text:p>Oh no, the bandit gang?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来るわよ！　き、気を付けて・・・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They're coming out! W-watch out...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ふぅ～、スッキリした～！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Whew～ relief at last～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あ・・・れ・・・？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E…eh...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わ！　びっくりしたっ！！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Ack! You surprised me!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秋空　巴・・・なぜお前がここに？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Akizora Tomoe... why are you here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無事だったんだね！　よかった～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You're all right! Thank goodness～!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盗賊団に捕まってたんじゃないかって、</text:p>
            <text:p>心配してたのよ。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We were afraid that the bandits had captured you.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あ！　もしかして・・・あたしが残した生徒手帳を</text:p>
            <text:p>見て、ここまで来てくれたの？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Ah! Then that means, you found my student notebook and that's how you knew to find me here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こりゃ落とした甲斐があったよ～！</text:p>
          </table:table-cell>
          <table:table-cell table:number-columns-repeated="2" table:style-name="ce1"/>
          <table:table-cell office:value-type="string" table:style-name="ce1">
            <text:p>That was the reason I dropped it～!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やはりこれはお前が意図的に落とした物</text:p>
            <text:p>だったのか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So you intentionally dropped it like I thought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だが、捕まったはずのお前がなぜこんな</text:p>
            <text:p>ところにいる？　説明を求める。</text:p>
          </table:table-cell>
          <table:table-cell table:number-columns-repeated="2" table:style-name="ce1"/>
          <table:table-cell office:value-type="string" table:style-name="ce1">
            <text:p>But then, if you were captured, then how did you get out here? Please tell us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いや～、オシル湖ってとこでお昼寝してたら、</text:p>
            <text:p>いきなり盗賊団に捕まっちゃってさ～！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I was taking a nap at Lake Oshir when all of a sudden, the bandits snatched me up!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こりゃヤバい！　って思って、連れて行かれる</text:p>
            <text:p>前にメッセージ書いてこっそり落としたんだよ。</text:p>
          </table:table-cell>
          <table:table-cell table:number-columns-repeated="2" table:style-name="ce1"/>
          <table:table-cell office:value-type="string" table:style-name="ce1">
            <text:p>I thought, 'This is really bad!' so I secretly wrote that note and left it behind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んで、そのまま牢屋に入れられちゃったん</text:p>
            <text:p>だけど・・・</text:p>
          </table:table-cell>
          <table:table-cell table:number-columns-repeated="2" table:style-name="ce1"/>
          <table:table-cell office:value-type="string" table:style-name="ce1">
            <text:p>They took me to a prison and locked me up..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うまくスキを突いて逃げて来ちゃった！</text:p>
          </table:table-cell>
          <table:table-cell table:number-columns-repeated="2" table:style-name="ce1"/>
          <table:table-cell office:value-type="string" table:style-name="ce1">
            <text:p>But I managed to find a blind spot and get out of there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途中で何人か盗賊もやっつけたし！</text:p>
          </table:table-cell>
          <table:table-cell table:number-columns-repeated="2" table:style-name="ce1"/>
          <table:table-cell office:value-type="string" table:style-name="ce1">
            <text:p>Some bandits attacked me on the way out though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おお～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Ohh~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ほ、ほんとに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R-Really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話によれば、盗賊団は城の兵士でも</text:p>
            <text:p>敵わないくらい強いみたいだけど・・・</text:p>
          </table:table-cell>
          <table:table-cell table:number-columns-repeated="2" table:style-name="ce1"/>
          <table:table-cell office:value-type="string" table:style-name="ce1">
            <text:p>From what we have heard, this bandit gang is so strong that the castle soldiers can't fight them..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え？　そーだったかなぁ～・・・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Eh? Is that true～..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まあ、さすがに余裕で蹴散らしてきたわけじゃ</text:p>
            <text:p>ないけどさ。</text:p>
          </table:table-cell>
          <table:table-cell table:number-columns-repeated="2" table:style-name="ce1"/>
          <table:table-cell office:value-type="string" table:style-name="ce1">
            <text:p>I mean, it sounds like they should have been able to beat me up easily if that were the case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ふむ。　読めた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Hmm. I see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秋空もこの世界に召喚されたということは、</text:p>
            <text:p>彼女もまた熾天少女の一人ということになる。</text:p>
          </table:table-cell>
          <table:table-cell table:number-columns-repeated="2" table:style-name="ce1"/>
          <table:table-cell office:value-type="string" table:style-name="ce1">
            <text:p>Akizora was also summoned to this world as one of the Heavenly Girls.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それであれば当然、はむこや春風と同じように</text:p>
            <text:p>“天の使いの力”を身につけているということだ。</text:p>
          </table:table-cell>
          <table:table-cell table:number-columns-repeated="2" table:style-name="ce1"/>
          <table:table-cell office:value-type="string" table:style-name="ce1">
            <text:p>So just like Hamuko and Harukaze, I'm sure the same "Angel Power" was bestowed upon her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つまり、“天の使いの力”を持っているから、</text:p>
            <text:p>強い盗賊団にも勝てたってこと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Then you're saying that just having "Angel Power" makes us stronger than this feared bandit gang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そう考えるのが妥当だろう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That is what I think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でも、その力って魔物相手にしか効果</text:p>
            <text:p>無いんじゃないの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But, isn't it only effective for fighting monsters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それか、悪い心を持った盗賊にも通用するの</text:p>
            <text:p>かもしれないよ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guess it still counts as long as there's evil in their hearts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理屈は分からん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I do not know the reason that it works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だが、兵士が束になって勝てなかった相手を</text:p>
            <text:p>熾天少女である秋空が撃破しているんだ。</text:p>
          </table:table-cell>
          <table:table-cell table:number-columns-repeated="2" table:style-name="ce1"/>
          <table:table-cell office:value-type="string" table:style-name="ce1">
            <text:p>However, Akizora was able to crush an opponent that even a group of soldiers could not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理由はそこしか考えられん。</text:p>
          </table:table-cell>
          <table:table-cell table:number-columns-repeated="2" table:style-name="ce1"/>
          <table:table-cell office:value-type="string" table:style-name="ce1">
            <text:p>That power is the only explanation that makes sense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あの～・・・みなさまいったい何のお話で？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Uh～... what the heck are you guys talking about?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あ・・・ごめんごめん。　ともっちにも説明して</text:p>
            <text:p>おかなくちゃ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Ah... sorry, sorry. We should explain the whole thing to Tomocchi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・・・というわけなのよ。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...so that's the whole story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ほほ～！　なるほどね～！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Hoho～! I get it now～!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どおりでお金も違うし車も見ないし、現代製品の</text:p>
            <text:p>かけらも無いなって思ってたよ～。</text:p>
          </table:table-cell>
          <table:table-cell table:number-columns-repeated="2" table:style-name="ce1"/>
          <table:table-cell office:value-type="string" table:style-name="ce1">
            <text:p>I had been wondering why the money is different, and I haven't seen any cars, and there are no modern products for sale～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じゃ、どうする？　その煉絶の姫君って人を</text:p>
            <text:p>やっつけに行っちゃう？</text:p>
          </table:table-cell>
          <table:table-cell table:number-columns-repeated="2" table:style-name="ce1"/>
          <table:table-cell office:value-type="string" table:style-name="ce1">
            <text:p>So what do you plan to do? Find that evil princess and beat her up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もう！　調子に乗るのは早いわよ。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Hmph! You're getting a little ahead of yourself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その前に聞きたいことがある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There is something I want to know first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お前と同様に、シャルシャルという女も連れて</text:p>
            <text:p>行かれているはずだ。</text:p>
          </table:table-cell>
          <table:table-cell table:number-columns-repeated="2" table:style-name="ce1"/>
          <table:table-cell office:value-type="string" table:style-name="ce1">
            <text:p>It seems the bandits took someone else at the same time as you—a girl named Sharusharu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彼女はどうなった？</text:p>
          </table:table-cell>
          <table:table-cell table:number-columns-repeated="2" table:style-name="ce1"/>
          <table:table-cell office:value-type="string" table:style-name="ce1">
            <text:p>Do you know what happened to her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金髪の奇麗なおねーさんのこと？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That pretty blonde girl?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う～ん・・・ちょっと離れた別の牢屋に入ってる</text:p>
            <text:p>みたいだから、様子は分からなかったなぁ。</text:p>
          </table:table-cell>
          <table:table-cell table:number-columns-repeated="2" table:style-name="ce1"/>
          <table:table-cell office:value-type="string" table:style-name="ce1">
            <text:p>Mhmm～... We got separated when they put us in the prison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そっか・・・じゃあきっとまだ捕まったままだね。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I see... Then she must still be in there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なら、早急に救出措置を取らねばなるまい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In that case, we need to get her out of there right away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進むとしよう。</text:p>
          </table:table-cell>
          <table:table-cell table:number-columns-repeated="2" table:style-name="ce1"/>
          <table:table-cell office:value-type="string" table:style-name="ce1">
            <text:p>Let's move on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え・・・あたしたちだけで行く気？　危なくない？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Err... just the four of us? Isn't that too dangerous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一度戻って、城の兵士をいっぱい連れてきた</text:p>
            <text:p>方が・・・</text:p>
          </table:table-cell>
          <table:table-cell table:number-columns-repeated="2" table:style-name="ce1"/>
          <table:table-cell office:value-type="string" table:style-name="ce1">
            <text:p>We can go back first and get the soldiers to come..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否。　現時点では、我々だけで乗り込むことが</text:p>
            <text:p>最も現状に適した行動と言えよう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No. Right now, the best course of action is breaking in with just our current party.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はむこの言うとおり、盗賊団に対しても</text:p>
            <text:p>熾天少女の力が有効であるならば、彼らに</text:p>
            <text:p>対抗しうるのは我々しかいない。</text:p>
          </table:table-cell>
          <table:table-cell table:number-columns-repeated="2" table:style-name="ce1"/>
          <table:table-cell office:value-type="string" table:style-name="ce1">
            <text:p>Like Hamuko said, the Heavenly Girls' power works against the bandits, so it would be better if you fight them.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かたや、城の兵士は盗賊一人に対して複数で</text:p>
            <text:p>かかっても返り討ちに遭うのが現実。</text:p>
            <text:p>連れてきたところで足でまといとなる。</text:p>
          </table:table-cell>
          <table:table-cell table:number-columns-repeated="2" table:style-name="ce1"/>
          <table:table-cell office:value-type="string" table:style-name="ce1">
            <text:p>The reality is that it takes several soldiers to equal one bandit. Bringing such a large army would just slow us down.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下手をすれば、人質を増やしてしまう結果に</text:p>
            <text:p>なりかねない。</text:p>
          </table:table-cell>
          <table:table-cell table:number-columns-repeated="2" table:style-name="ce1"/>
          <table:table-cell office:value-type="string" table:style-name="ce1">
            <text:p>If we're not careful, the bandits could wind up with more hostages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な、なるほど・・・よく考えてるじゃない。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T-That's a good point... I hadn't thought it through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よし！　そうと決まれば行動あるのみ！</text:p>
          </table:table-cell>
          <table:table-cell table:style-name="ce1"/>
          <table:table-cell office:value-type="string" table:style-name="ce1">
            <text:p>Hamuko</text:p>
          </table:table-cell>
          <table:table-cell office:value-type="string" table:style-name="ce1">
            <text:p>Okay! We know what we have to do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みんなでシャルシャルさんを助けに行こう！</text:p>
          </table:table-cell>
          <table:table-cell table:number-columns-repeated="2" table:style-name="ce1"/>
          <table:table-cell office:value-type="string" table:style-name="ce1">
            <text:p>Let's go save Sharusharu together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おーーっ！！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Yeah!!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秋空。　盗賊団のアジト内部から外へ</text:p>
            <text:p>来たのなら、アジトの内部構造を把握している</text:p>
            <text:p>だろう。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Akizora. Since you came from inside the bandit's hideout, you should know the layout of the interior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今のうちに教えておいてくれ。</text:p>
          </table:table-cell>
          <table:table-cell table:number-columns-repeated="2" table:style-name="ce1"/>
          <table:table-cell office:value-type="string" table:style-name="ce1">
            <text:p>Please describe it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内部・・・構造・・・？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Layout... interior...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えーっと、それは・・・どうだったかな・・・？</text:p>
          </table:table-cell>
          <table:table-cell table:number-columns-repeated="2" table:style-name="ce1"/>
          <table:table-cell office:value-type="string" table:style-name="ce1">
            <text:p>Ummm, it was like... what was it like...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分からないのか？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You don't remember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う、うん。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N-Nope.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その・・・すっごいガマンしながら必死に走って</text:p>
            <text:p>来たから、よく覚えてないんだよね・・・</text:p>
          </table:table-cell>
          <table:table-cell table:number-columns-repeated="2" table:style-name="ce1"/>
          <table:table-cell office:value-type="string" table:style-name="ce1">
            <text:p>I... was holding it so much while I was running, I couldn't pay attention to anything else...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ガマン・・・？　何をだ？</text:p>
          </table:table-cell>
          <table:table-cell table:style-name="ce1"/>
          <table:table-cell office:value-type="string" table:style-name="ce1">
            <text:p>Reguma</text:p>
          </table:table-cell>
          <table:table-cell office:value-type="string" table:style-name="ce1">
            <text:p>Holding...? Holding what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えと・・・そ、それ聞いちゃうの・・・？</text:p>
          </table:table-cell>
          <table:table-cell table:style-name="ce1"/>
          <table:table-cell office:value-type="string" table:style-name="ce1">
            <text:p>Tomocchi</text:p>
          </table:table-cell>
          <table:table-cell office:value-type="string" table:style-name="ce1">
            <text:p>Uh... d-do you hear something...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このばかっ！　行くならさっさと行くわよ！</text:p>
          </table:table-cell>
          <table:table-cell table:style-name="ce1"/>
          <table:table-cell office:value-type="string" table:style-name="ce1">
            <text:p>Nyanko</text:p>
          </table:table-cell>
          <table:table-cell office:value-type="string" table:style-name="ce1">
            <text:p>You dummy! If you have to go, go quickly!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ともっちと行動を共にすることとなった！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Tomocchi has joined the party!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あ、ちょ！　そ、そっちには何も無いって・・・っ！</text:p>
          </table:table-cell>
          <table:table-cell office:value-type="string" table:style-name="ce1">
            <text:p>Inspecting trees</text:p>
          </table:table-cell>
          <table:table-cell office:value-type="string" table:style-name="ce1">
            <text:p>Tomocchi</text:p>
          </table:table-cell>
          <table:table-cell office:value-type="string" table:style-name="ce1">
            <text:p>Ah, wait! T-There's nothing over that way...!</text:p>
          </table:table-cell>
          <table:table-cell table:number-columns-repeated="16380"/>
        </table:table-row>
        <table:table-row table:number-rows-repeated="104850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>Untitled Spreadsheet</dc:title>
    <dc:description/>
    <dc:subject/>
    <meta:initial-creator>Unknown Creator</meta:initial-creator>
    <dc:creator>Remi Rosenthal</dc:creator>
    <meta:creation-date>2019-09-21T09:23:13Z</meta:creation-date>
    <dc:date>2019-09-24T18:21:45Z</dc:date>
    <meta:editing-cycles>1</meta:editing-cycles>
    <meta:editing-duration>PT23S</meta:editing-duration>
    <meta:user-defined meta:name="Company">Microsoft Corporation</meta:user-defined>
    <meta:user-defined meta:name="category"/>
  </office:meta>
</office:document-meta>
</file>